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0" svg:font-family="0"/>
    <style:font-face style:name="Albany" svg:font-family="Albany" style:font-family-generic="roman" style:font-pitch="variable"/>
    <style:font-face style:name="Droid Sans1" svg:font-family="'Droid Sans'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inherit1" svg:font-family="inherit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inherit" svg:font-family="inherit" style:font-family-generic="swiss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monospace1" svg:font-family="monospace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2.2451in"/>
    </style:style>
    <style:style style:name="Table1.B" style:family="table-column">
      <style:table-column-properties style:column-width="2.4389in"/>
    </style:style>
    <style:style style:name="Table1.C" style:family="table-column">
      <style:table-column-properties style:column-width="2.009in"/>
    </style:style>
    <style:style style:name="Table1.1" style:family="table-row">
      <style:table-row-properties style:min-row-height="1.6222in" fo:keep-together="auto"/>
    </style:style>
    <style:style style:name="Table1.A1" style:family="table-cell">
      <style:table-cell-properties fo:padding="0.0382in" fo:border="none" style:writing-mode="lr-tb"/>
    </style:style>
    <style:style style:name="P1" style:family="paragraph" style:parent-style-name="Text_20_body">
      <style:paragraph-properties fo:line-height="100%"/>
    </style:style>
    <style:style style:name="P2" style:family="paragraph" style:parent-style-name="Text_20_body">
      <style:paragraph-properties fo:line-height="100%" fo:text-align="center" style:justify-single-word="false"/>
    </style:style>
    <style:style style:name="P3" style:family="paragraph" style:parent-style-name="Text_20_body">
      <style:paragraph-properties fo:line-height="115%"/>
    </style:style>
    <style:style style:name="P4" style:family="paragraph" style:parent-style-name="Text_20_body">
      <style:paragraph-properties fo:line-height="115%"/>
      <style:text-properties officeooo:paragraph-rsid="00227995"/>
    </style:style>
    <style:style style:name="P5" style:family="paragraph" style:parent-style-name="Text_20_body">
      <style:paragraph-properties fo:line-height="115%"/>
      <style:text-properties officeooo:paragraph-rsid="00259ea4"/>
    </style:style>
    <style:style style:name="P6" style:family="paragraph" style:parent-style-name="Text_20_body">
      <style:paragraph-properties fo:line-height="115%">
        <style:tab-stops/>
      </style:paragraph-properties>
      <style:text-properties fo:font-weight="bold" style:font-weight-asian="bold"/>
    </style:style>
    <style:style style:name="P7" style:family="paragraph" style:parent-style-name="Text_20_body">
      <style:paragraph-properties fo:line-height="115%" fo:text-align="start" style:justify-single-word="false">
        <style:tab-stops/>
      </style:paragraph-properties>
      <style:text-properties fo:font-weight="bold" style:font-weight-asian="bold"/>
    </style:style>
    <style:style style:name="P8" style:family="paragraph" style:parent-style-name="Text_20_body">
      <style:paragraph-properties fo:margin-top="0in" fo:margin-bottom="0in" loext:contextual-spacing="false" fo:line-height="115%"/>
    </style:style>
    <style:style style:name="P9" style:family="paragraph" style:parent-style-name="Heading_20_2">
      <style:paragraph-properties fo:line-height="100%"/>
    </style:style>
    <style:style style:name="P10" style:family="paragraph" style:parent-style-name="Heading_20_2">
      <style:paragraph-properties fo:line-height="115%"/>
    </style:style>
    <style:style style:name="P11" style:family="paragraph" style:parent-style-name="Heading_20_2">
      <style:paragraph-properties fo:line-height="115%"/>
      <style:text-properties officeooo:paragraph-rsid="00259ea4"/>
    </style:style>
    <style:style style:name="P12" style:family="paragraph" style:parent-style-name="Heading_20_2">
      <style:paragraph-properties fo:margin-top="0.1201in" fo:margin-bottom="0.0799in" loext:contextual-spacing="false" fo:line-height="100%"/>
    </style:style>
    <style:style style:name="P13" style:family="paragraph" style:parent-style-name="Heading_20_2">
      <style:paragraph-properties fo:margin-top="0.1181in" fo:margin-bottom="0.0075in" loext:contextual-spacing="true" fo:line-height="115%" fo:text-align="start" style:justify-single-word="false" fo:orphans="0" fo:widows="0" fo:hyphenation-ladder-count="no-limit" fo:keep-with-next="always" style:writing-mode="lr-tb"/>
      <style:text-properties fo:hyphenate="false" fo:hyphenation-remain-char-count="2" fo:hyphenation-push-char-count="2"/>
    </style:style>
    <style:style style:name="P14" style:family="paragraph" style:parent-style-name="Heading_20_2">
      <style:paragraph-properties fo:margin-top="0.1181in" fo:margin-bottom="0.0075in" loext:contextual-spacing="true" fo:line-height="100%" fo:text-align="start" style:justify-single-word="false" fo:orphans="0" fo:widows="0" fo:hyphenation-ladder-count="no-limit" fo:keep-with-next="always" style:writing-mode="lr-tb"/>
      <style:text-properties fo:hyphenate="false" fo:hyphenation-remain-char-count="2" fo:hyphenation-push-char-count="2"/>
    </style:style>
    <style:style style:name="P15" style:family="paragraph" style:parent-style-name="Heading_20_2">
      <style:paragraph-properties fo:margin-top="0in" fo:margin-bottom="0in" loext:contextual-spacing="true" fo:line-height="100%"/>
      <style:text-properties fo:font-weight="normal" style:font-weight-asian="normal"/>
    </style:style>
    <style:style style:name="P16" style:family="paragraph" style:parent-style-name="Heading_20_1">
      <style:paragraph-properties fo:line-height="100%"/>
    </style:style>
    <style:style style:name="P17" style:family="paragraph" style:parent-style-name="Snippet">
      <style:paragraph-properties fo:margin-left="0.3in" fo:margin-right="0.3in" fo:line-height="115%" fo:text-indent="0in" style:auto-text-indent="false" fo:padding="0in" fo:border="none"/>
    </style:style>
    <style:style style:name="P18" style:family="paragraph" style:parent-style-name="Text_20_body" style:list-style-name="L1">
      <style:paragraph-properties fo:line-height="100%" fo:text-align="start" style:justify-single-word="false"/>
      <style:text-properties officeooo:rsid="001f96d7" officeooo:paragraph-rsid="00274b18"/>
    </style:style>
    <style:style style:name="P19" style:family="paragraph" style:parent-style-name="Text_20_body" style:list-style-name="L1">
      <style:paragraph-properties fo:line-height="100%" fo:text-align="start" style:justify-single-word="false"/>
      <style:text-properties officeooo:rsid="001f96d7" officeooo:paragraph-rsid="001f96d7"/>
    </style:style>
    <style:style style:name="P20" style:family="paragraph" style:parent-style-name="Text_20_body" style:list-style-name="L1">
      <style:paragraph-properties fo:line-height="100%" fo:text-align="start" style:justify-single-word="false"/>
      <style:text-properties officeooo:rsid="001f96d7" officeooo:paragraph-rsid="002e45b9"/>
    </style:style>
    <style:style style:name="P21" style:family="paragraph" style:parent-style-name="Text_20_body" style:list-style-name="L1">
      <style:paragraph-properties fo:line-height="100%" fo:text-align="start" style:justify-single-word="false">
        <style:tab-stops>
          <style:tab-stop style:position="3.0583in"/>
        </style:tab-stops>
      </style:paragraph-properties>
      <style:text-properties officeooo:rsid="002841f5" officeooo:paragraph-rsid="002841f5"/>
    </style:style>
    <style:style style:name="P22" style:family="paragraph" style:parent-style-name="Text_20_body" style:list-style-name="WWNum1">
      <style:paragraph-properties fo:margin-left="0.1in" fo:margin-right="0in" fo:margin-top="0in" fo:margin-bottom="0.0402in" loext:contextual-spacing="true" fo:line-height="115%" fo:text-align="start" style:justify-single-word="false" fo:text-indent="-0.1in" style:auto-text-indent="false">
        <style:tab-stops/>
      </style:paragraph-properties>
      <style:text-properties fo:font-style="italic" style:font-style-asian="italic"/>
    </style:style>
    <style:style style:name="P23" style:family="paragraph" style:parent-style-name="Text_20_body" style:list-style-name="WWNum2">
      <style:paragraph-properties fo:margin-left="0.1in" fo:margin-right="0in" fo:margin-top="0in" fo:margin-bottom="0in" loext:contextual-spacing="true" fo:line-height="115%" fo:text-align="start" style:justify-single-word="false" fo:text-indent="-0.1in" style:auto-text-indent="false">
        <style:tab-stops/>
      </style:paragraph-properties>
      <style:text-properties fo:font-style="italic" style:font-style-asian="italic"/>
    </style:style>
    <style:style style:name="P24" style:family="paragraph" style:parent-style-name="Text_20_body" style:list-style-name="WWNum3">
      <style:paragraph-properties fo:margin-left="0.1in" fo:margin-right="0in" fo:margin-top="0in" fo:margin-bottom="0in" loext:contextual-spacing="true" fo:line-height="115%" fo:text-align="start" style:justify-single-word="false" fo:text-indent="-0.1in" style:auto-text-indent="false">
        <style:tab-stops/>
      </style:paragraph-properties>
    </style:style>
    <style:style style:name="P25" style:family="paragraph" style:parent-style-name="Title" style:master-page-name="Standard">
      <loext:graphic-properties draw:fill="solid" draw:fill-color="#ffffff"/>
      <style:paragraph-properties fo:line-height="100%" style:page-number="auto" fo:background-color="#ffffff"/>
    </style:style>
    <style:style style:name="P26" style:family="paragraph" style:parent-style-name="Tiny">
      <style:paragraph-properties fo:line-height="100%"/>
      <style:text-properties fo:font-size="8pt" style:font-size-asian="8pt" style:font-size-complex="8pt"/>
    </style:style>
    <style:style style:name="T1" style:family="text">
      <style:text-properties fo:font-weight="normal" style:font-weight-asian="normal"/>
    </style:style>
    <style:style style:name="T2" style:family="text">
      <style:text-properties fo:font-variant="normal" fo:text-transform="none" fo:letter-spacing="normal" fo:font-style="normal" fo:font-weight="normal" style:font-style-asian="normal" style:font-weight-asian="normal"/>
    </style:style>
    <style:style style:name="T3" style:family="text">
      <style:text-properties fo:font-variant="normal" fo:text-transform="none" fo:letter-spacing="normal" fo:font-style="normal" fo:font-weight="bold" style:font-style-asian="normal" style:font-weight-asian="bold"/>
    </style:style>
    <style:style style:name="T4" style:family="text">
      <style:text-properties fo:font-variant="normal" fo:text-transform="none" fo:letter-spacing="normal" fo:font-style="italic" fo:font-weight="normal" style:font-style-asian="italic" style:font-weight-asian="normal"/>
    </style:style>
    <style:style style:name="T5" style:family="text">
      <style:text-properties fo:font-weight="bold" style:font-weight-asian="bold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fo:font-weight="normal" style:font-style-asian="italic" style:font-weight-asian="normal"/>
    </style:style>
    <style:style style:name="T8" style:family="text">
      <style:text-properties fo:color="#337ab7" style:text-line-through-style="none" style:text-line-through-type="none" style:text-underline-style="none" style:text-blinking="false"/>
    </style:style>
    <style:style style:name="T9" style:family="text">
      <style:text-properties fo:font-style="normal" style:font-style-asian="normal"/>
    </style:style>
    <style:style style:name="T10" style:family="text">
      <style:text-properties officeooo:rsid="00259ea4"/>
    </style:style>
    <style:style style:name="T11" style:family="text">
      <style:text-properties officeooo:rsid="002841f5"/>
    </style:style>
    <style:style style:name="T12" style:family="text">
      <style:text-properties officeooo:rsid="002ced43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Oliver Diamond</text:p>
      <text:p text:style-name="P26">diamond.oliver@gmail.com | 07846 394 258</text:p>
      <text:p text:style-name="P2">I am a full-stack developer, passionate about: ES6, Lisps &amp; functional programming; Linux architecture; and approaches that emphasise devops, fast delivery, clean code, &amp; developer anarchy.</text:p>
      <text:section text:style-name="Sect1" text:name="Section1">
        <text:list xml:id="list1220775822" text:style-name="L1">
          <text:list-item>
            <text:p text:style-name="P20">Last <text:span text:style-name="T10">Position</text:span>: HSBC Digital Transformation Team</text:p>
          </text:list-item>
          <text:list-item>
            <text:p text:style-name="P20">Physics, 2:1, Imperial College London</text:p>
          </text:list-item>
          <text:list-item>
            <text:p text:style-name="P18">Degree Specialism: Computational Simulations</text:p>
          </text:list-item>
          <text:list-item>
            <text:p text:style-name="P20">Experience in Finance, Politics, Media, <text:span text:style-name="T11">Comms</text:span></text:p>
          </text:list-item>
          <text:list-item>
            <text:p text:style-name="P19">Professional Training: Makers Academy</text:p>
          </text:list-item>
          <text:list-item>
            <text:p text:style-name="P21">Passions: functional programming, devops, Linux</text:p>
          </text:list-item>
        </text:list>
      </text:section>
      <text:p text:style-name="P2"/>
      <text:p text:style-name="P16">Background</text:p>
      <text:p text:style-name="P3">I have been <text:span text:style-name="T2">programming since I was 13 – building web MMORPGs with friends (</text:span><text:span text:style-name="T4">HTML &amp; PHP</text:span><text:span text:style-name="T2">) with 1000s of players. At university (</text:span><text:span text:style-name="T4">2:1 Physics</text:span><text:span text:style-name="T2">) I spent 2 years programming a bio-ecosystem simulation (</text:span><text:span text:style-name="T4">C++</text:span><text:span text:style-name="T2">). I have worked in politics, film production, TV &amp; theatre development, and finance. </text:span><text:span text:style-name="T3">I pushed and built tech solutions in all of these industries</text:span><text:span text:style-name="T2"> from simple web apps (</text:span><text:span text:style-name="T4">Node, Python, Ruby</text:span><text:span text:style-name="T2">), to finance analysis apps (</text:span><text:span text:style-name="T4">Java</text:span><text:span text:style-name="T2">). I trained myself at a top dev bootcamp, </text:span><text:span text:style-name="T3">focussing on professional full-stack skills and modern methodologies</text:span><text:span text:style-name="T2">.</text:span></text:p>
      <text:p text:style-name="P3"><text:span text:style-name="T2">Recently at HSBC, our small team brought modern disciplines to a heavily regulated corporate environment. We demonstrated the benefits of </text:span><text:span text:style-name="T3">devops, agile, continuous delivery, microservice architectures, constant retrospection and developer freedom</text:span><text:span text:style-name="T2">, whilst always focussing on releasing value to clients.</text:span></text:p>
      <text:p text:style-name="P8"/>
      <text:p text:style-name="P16">Skills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Programming:</text:p>
            <text:list xml:id="list2547540997" text:style-name="WWNum1">
              <text:list-item>
                <text:p text:style-name="P22">JavaScript (ES6, Node, Express, Dojo, JQuery, RxJS, Selenium) 6+ yrs</text:p>
              </text:list-item>
              <text:list-item>
                <text:p text:style-name="P22">Clojure (Compojure) 1+ yrs</text:p>
              </text:list-item>
              <text:list-item>
                <text:p text:style-name="P22">Java (Android, Spring) 2+ yrs</text:p>
              </text:list-item>
              <text:list-item>
                <text:p text:style-name="P22">Ruby (Rails) 1yr</text:p>
              </text:list-item>
              <text:list-item>
                <text:p text:style-name="P22">C++ 3+ yrs</text:p>
              </text:list-item>
              <text:list-item>
                <text:p text:style-name="P22">Python</text:p>
              </text:list-item>
              <text:list-item>
                <text:p text:style-name="P22">HTML, HTML5, CSS, LESS</text:p>
              </text:list-item>
              <text:list-item>
                <text:p text:style-name="P22">DB (MySQL PostgreSQL, Mongo)</text:p>
              </text:list-item>
            </text:list>
          </table:table-cell>
          <table:table-cell table:style-name="Table1.A1" office:value-type="string">
            <text:p text:style-name="P7">Delivery/Ops:</text:p>
            <text:list xml:id="list1225389073" text:style-name="WWNum2">
              <text:list-item>
                <text:p text:style-name="P23">Continuous Delivery (Jenkins, TeamCity, Heroku)</text:p>
              </text:list-item>
              <text:list-item>
                <text:p text:style-name="P23">Version control: Git, RTC</text:p>
              </text:list-item>
              <text:list-item>
                <text:p text:style-name="P23">Linux (Redhat, Debian, Ubuntu)</text:p>
              </text:list-item>
              <text:list-item>
                <text:p text:style-name="P23">Bash</text:p>
              </text:list-item>
              <text:list-item>
                <text:p text:style-name="P23">Networking (DNS, TCP/IP, HTTPS)</text:p>
              </text:list-item>
              <text:list-item>
                <text:p text:style-name="P23">Eclipse, IntelliJ, Android Studio (though I prefer a text editor where possible)</text:p>
              </text:list-item>
            </text:list>
          </table:table-cell>
          <table:table-cell table:style-name="Table1.A1" office:value-type="string">
            <text:p text:style-name="P7">Methodologies:</text:p>
            <text:list xml:id="list3238163579" text:style-name="WWNum3">
              <text:list-item>
                <text:p text:style-name="P24">Devops (Fast release cycles)</text:p>
              </text:list-item>
              <text:list-item>
                <text:p text:style-name="P24">Agile (lots of retrospecting)</text:p>
              </text:list-item>
              <text:list-item>
                <text:p text:style-name="P24">Test Driven Development</text:p>
              </text:list-item>
              <text:list-item>
                <text:p text:style-name="P24">Behaviour Driven Development</text:p>
              </text:list-item>
              <text:list-item>
                <text:p text:style-name="P24">Pairing</text:p>
              </text:list-item>
              <text:list-item>
                <text:p text:style-name="P24">Microservices Architectures</text:p>
              </text:list-item>
              <text:list-item>
                <text:p text:style-name="P24">MVC Architectures</text:p>
              </text:list-item>
            </text:list>
          </table:table-cell>
        </table:table-row>
      </table:table>
      <text:p text:style-name="P12">Other Expertise</text:p>
      <text:p text:style-name="P3"><text:span text:style-name="T5">Government: </text:span>I have 8 years experience across Government, public policy, and the digital &amp; creative industries. I continue to support a political network for those sector.</text:p>
      <text:p text:style-name="P3"><text:span text:style-name="T5">Finance: </text:span>Aside from my work in HSBC’s FX department, I have also worked in a credit trading hedge fund, a Chinese event-driven brokerage, and a corporate finance boutique (<text:bookmark-start text:name="__DdeLink__278_3723179229"/>analysing<text:bookmark-end text:name="__DdeLink__278_3723179229"/> media and tech opportunities).</text:p>
      <text:p text:style-name="P3"><text:span text:style-name="T5">Communications: </text:span>I have worked on public policy campaigns, political communications, and film &amp; theatre marketing. <text:span text:style-name="T11">I have written newspaper articles, press releases, and organised political conferences.</text:span></text:p>
      <text:p text:style-name="P8"/>
      <text:p text:style-name="P16">Work History</text:p>
      <text:p text:style-name="P10">HSBC GFX (Dec 201<text:span text:style-name="T12">6</text:span> – Sept 2017) | <text:span text:style-name="T7">DIGITAL TRANSFORMATION SOFTWARE DEVELOPER</text:span></text:p>
      <text:p text:style-name="P3">We delivered a suite of microservices in Clojure and ES6 and interfacing them with a legacy Java6 / dojo.js monolith.</text:p>
      <text:p text:style-name="P3">Our team of 6 worked from within the modernising agile-embracing GFX department of the investment bank, but worked to bring their products into HSBCnet, one of the world’s most used commercial payment applications.</text:p>
      <text:p text:style-name="P3">I worked in a mordern coding environment: devops, daily release cycles, developer anarchy, microservices, test-driven development and client behaviour driven development, with an ability to write code and have it in production in the same day. However I simultaneously worked on the HSBCnet application, being developed on a quarterly release cycle, with manual testing, and old SDLCs.</text:p>
      <text:p text:style-name="P10">Makers Consultants (Dec 201<text:span text:style-name="T10">6</text:span> – Present) <text:span text:style-name="T1">| </text:span><text:span text:style-name="T7">SOFTWARE ENGINEERING CONSULTANT</text:span></text:p>
      <text:p text:style-name="P3">I was involved from the beginning in Makers Academy’s Consultancy arm. I have remit to work on Makers’ education-based platform when not with a corporate partners (HSBC, Tek Systems, &amp; Allegis Group).</text:p>
      <text:p text:style-name="P10"><text:soft-page-break/>Bob &amp; Co (Nov 2014 – May 2016)<text:span text:style-name="T1"> | </text:span><text:span text:style-name="T7">HEAD OF DIGITAL AND COMMUNICATIONS</text:span></text:p>
      <text:p text:style-name="P3">A small media (film, TV, theatre) developer, and financier. I ran the technological, research &amp; communication efforts. I also built (and maintained) the company website, and other applications (Java &amp; JS) for their partners &amp; subsidiaries.</text:p>
      <text:p text:style-name="P3">I later became Acting Director of Operations during a staff maternity leave, tasked with extensive audit and efficiency efforts in the IT, telecoms, and other office admin budgets.</text:p>
      <text:p text:style-name="P10">SUMS Film &amp; Media (Aug 2015 – Dec 2015) <text:span text:style-name="T1">| </text:span><text:span text:style-name="T7">DIGITAL &amp; TECHNOLOGY CONSULTANT</text:span></text:p>
      <text:p text:style-name="P4">An independent film producer. I advised the chief executive on their projects’ digital strategies (see <text:a xlink:type="simple" xlink:href="http://www.imdb.com/name/nm5829457/" text:style-name="Internet_20_link" text:visited-style-name="Visited_20_Internet_20_Link"><text:span text:style-name="T8">IMDB</text:span></text:a>). I worked on various applications, including marketing websites (PHP &amp; HTML5).</text:p>
      <text:p text:style-name="P11">North Square Blue Oak (Jan 2014 – Mar 2014)<text:span text:style-name="T1"> | </text:span><text:span text:style-name="T7">SABBATICAL ANALYST</text:span></text:p>
      <text:p text:style-name="P5">A brokerage and corporate finance boutique, assessing new corporate finance opportunities in the digital sectors. The company drew heavily on my technological expertise in assessing potential investments.</text:p>
      <text:p text:style-name="P11">CQS Asset Management (Feb 2013 – Mar 2013)<text:span text:style-name="T1"> | </text:span><text:span text:style-name="T7">MARGINS DEPT ANALYST &amp; DEVELOPMENT INTERN</text:span></text:p>
      <text:p text:style-name="P5">A $13bn credit hedge fund: in liability management analysis with collateral specialists (creating an app to <text:s/>assess marginal risks); and also with the strategic IT team, developing <text:span text:style-name="T10">a credit price monitor</text:span> application (<text:span text:style-name="T6">C#</text:span>).</text:p>
      <text:p text:style-name="P10">Office of the Digital &amp; Cultural Minister (Nov 2008 – Nov 2014) <text:span text:style-name="T1">| </text:span><text:span text:style-name="T7">SENIOR PARLIAMENTARY ADVISOR</text:span></text:p>
      <text:p text:style-name="P3">I managed the Parliamentary office of Rt. Hon. Ed Vaizey MP from the date of his Ministerial appointment. I oversaw the running of the office, interviewing, training and managing all junior staff. I worked on campaigns such as improving Wifi provision in public libraries and bringing coding into the national curriculum. </text:p>
      <text:p text:style-name="P3">Aside from working on digital &amp; media policy, I was given a wide remit and free-reign within the office, so I often used programmed office solutions, developing wordpress applications (<text:span text:style-name="T6">PHP</text:span>) for websites and databasing, and MS access applications for automating emails and training.</text:p>
      <text:p text:style-name="P8"/>
      <text:p text:style-name="P16">Education</text:p>
      <text:p text:style-name="P10">Makers Academy (May 2016 – Aug 2016)</text:p>
      <text:p text:style-name="P3">Makers Academy afforded me the opportunity to learn professional best practices, surrounded by some truly great programmers. I developed my curiosity and hungry passion for code, with focus on becoming an independent learner and problem-solver. They offer a firm grounding in the principles of software craftsmanship: OOP, TDD, SOLID, BDD.</text:p>
      <text:p text:style-name="P13"><text:span text:style-name="Strong_20_Emphasis">Physics 2:1 (BSc &amp; ARCS): Imperial College London (Oct 2005 - July 2008)</text:span></text:p>
      <text:p text:style-name="P3">I focussed on computational simulations, astrophysics, plasma physics, and the practicalities of nuclear fusion energy as a future energy source. </text:p>
      <text:p text:style-name="P17"><text:span text:style-name="T5">Final Year Degree Project</text:span> <text:span text:style-name="T9">(</text:span>C++<text:span text:style-name="T9">)</text:span></text:p>
      <text:p text:style-name="P17">I received 93% for an computer simulation investigation into the process of evolution. I wrote the program from scratch, modelling biological systems. I was praised particularly for analysing great amounts of data, spotting patterns and anomalies, presenting them accessibly and quantifying the results in a manner that the department had never seen before.</text:p>
      <text:p text:style-name="P8"/>
      <text:p text:style-name="P16"><text:bookmark text:name="interests"/>Interests</text:p>
      <text:p text:style-name="P9">CACIN – The Political Creative Industries Network (2008 – 2017)<text:span text:style-name="T1"> | </text:span><text:span text:style-name="Emphasis"><text:span text:style-name="T1">DIRECTOR</text:span></text:span></text:p>
      <text:p text:style-name="P1">I developed and maintained relationships with many key players in the tech &amp; creative sectors, and ran regular panels and drinks receptions across the UK, centering on issues from the digital single market to diversity in the media.</text:p>
      <text:p text:style-name="P14"><text:span text:style-name="Strong_20_Emphasis">The Digital Bazaar, Tate South Lambeth Library</text:span> (2009 – 2013) <text:span text:style-name="T1">| </text:span><text:span text:style-name="Emphasis"><text:span text:style-name="T1">FOUNDING VOLUNTEER &amp; IT EXPERT</text:span></text:span></text:p>
      <text:p text:style-name="P1">Taught basic computer, smartphone and other technology use to struggling members of the Lambeth community (many of whom did not have English as a first language). Runners-up for the CILIP Libraries Change Lives Award 2012.</text:p>
      <text:p text:style-name="P15"/>
      <text:p text:style-name="P9">Other:</text:p>
      <text:p text:style-name="P15"/>
      <text:p text:style-name="P1"><text:span text:style-name="T5">Tech Tinkering</text:span><text:span text:style-name="T1"> – I’m a Linux user at home (Fedora, Debian, Ubuntu, Mint). I have a home-made NAS made with a Raspberry Pi, and a homemade server – also running on Raspbian. I code small apps (usually in ES6 now) and run them from that server.</text:span></text:p>
      <text:p text:style-name="P1"><text:span text:style-name="T5">Music</text:span> - I have an extensively musical education. I received the music scholarship to my secondary school. I sang in a Christ Church Cathedral Choir Oxford, and played the Saxophone, Violin, Piano, and guitar.</text:p>
      <text:p text:style-name="P1"><text:span text:style-name="T5">Tennis</text:span> - I play regularly with a variety of partners and am coached professionally.</text:p>
      <text:p text:style-name="P1"><text:span text:style-name="T5">Cooking</text:span><text:span text:style-name="T1"> - I love c</text:span>ooking and spend a great deal of time in the kitchen. My recipes are popular on <text:a xlink:type="simple" xlink:href="http://instagram.com/diamondoliver" text:style-name="Internet_20_link" text:visited-style-name="Visited_20_Internet_20_Link"><text:span text:style-name="T8">Instagram</text:span>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0" svg:font-family="0"/>
    <style:font-face style:name="Albany" svg:font-family="Albany" style:font-family-generic="roman" style:font-pitch="variable"/>
    <style:font-face style:name="Droid Sans1" svg:font-family="'Droid Sans'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inherit1" svg:font-family="inherit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inherit" svg:font-family="inherit" style:font-family-generic="swiss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monospace1" svg:font-family="monospace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00%" fo:text-align="start" style:justify-single-word="false" fo:orphans="0" fo:widows="0" fo:hyphenation-ladder-count="no-limit" style:writing-mode="lr-tb"/>
      <style:text-properties fo:color="#333333" style:font-name="Helvetica Neue" fo:font-family="'Helvetica Neue'" style:font-family-generic="roman" style:font-pitch="variable" fo:font-size="9.5pt" fo:language="en" fo:country="GB" style:letter-kerning="true" style:font-name-asian="Liberation Serif1" style:font-family-asian="'Liberation Serif'" style:font-family-generic-asian="system" style:font-pitch-asian="variable" style:font-size-asian="9.5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1965in" loext:contextual-spacing="false" fo:line-height="100%" fo:text-align="start" style:justify-single-word="false" fo:orphans="0" fo:widows="0" fo:hyphenation-ladder-count="no-limit" fo:keep-with-next="always" style:writing-mode="lr-tb"/>
      <style:text-properties fo:color="#333333" style:font-name="Albany" fo:font-family="Albany" style:font-family-generic="roman" style:font-pitch="variable" fo:font-size="14pt" fo:language="en" fo:country="GB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1in" loext:contextual-spacing="false" fo:line-height="115%" fo:text-align="justify" style:justify-single-word="false" fo:orphans="0" fo:widows="0" fo:hyphenation-ladder-count="no-limit" style:writing-mode="lr-tb"/>
      <style:text-properties fo:color="#333333" style:font-name="Droid Sans1" fo:font-family="'Droid Sans'" style:font-family-generic="roman" style:font-pitch="variable" fo:font-size="8pt" fo:language="en" fo:country="GB" style:letter-kerning="true" style:font-name-asian="Liberation Serif1" style:font-family-asian="'Liberation Serif'" style:font-family-generic-asian="system" style:font-pitch-asian="variable" style:font-size-asian="8pt" style:language-asian="hi" style:country-asian="IN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top="0in" fo:margin-bottom="0.1181in" loext:contextual-spacing="false" fo:line-height="100%" fo:text-align="justify" style:justify-single-word="false" fo:orphans="0" fo:widows="0" fo:hyphenation-ladder-count="no-limit" style:writing-mode="lr-tb"/>
      <style:text-properties fo:color="#333333" style:font-name="Droid Sans1" fo:font-family="'Droid Sans'" style:font-family-generic="roman" style:font-pitch="variable" fo:font-size="8pt" fo:language="en" fo:country="GB" style:letter-kerning="true" style:font-name-asian="Liberation Serif1" style:font-family-asian="'Liberation Serif'" style:font-family-generic-asian="system" style:font-pitch-asian="variable" style:font-size-asian="8pt" style:language-asian="hi" style:country-asian="IN" fo:hyphenate="false" fo:hyphenation-remain-char-count="2" fo:hyphenation-push-char-count="2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fo:line-height="100%" fo:text-align="start" style:justify-single-word="false" fo:orphans="0" fo:widows="0" fo:hyphenation-ladder-count="no-limit" style:writing-mode="lr-tb"/>
      <style:text-properties fo:color="#333333" style:font-name="Helvetica Neue" fo:font-family="'Helvetica Neue'" style:font-family-generic="roman" style:font-pitch="variable" fo:font-size="12pt" fo:language="en" fo:country="GB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fo:hyphenate="false" fo:hyphenation-remain-char-count="2" fo:hyphenation-push-char-count="2"/>
    </style:style>
    <style:style style:name="Index" style:family="paragraph" style:parent-style-name="Standard" style:default-outline-level="" style:class="index">
      <style:paragraph-properties fo:line-height="100%" fo:text-align="start" style:justify-single-word="false" fo:orphans="0" fo:widows="0" fo:hyphenation-ladder-count="no-limit" style:writing-mode="lr-tb"/>
      <style:text-properties fo:color="#333333" style:font-name="Helvetica Neue" fo:font-family="'Helvetica Neue'" style:font-family-generic="roman" style:font-pitch="variable" fo:font-size="9.5pt" fo:language="en" fo:country="GB" style:letter-kerning="true" style:font-name-asian="Liberation Serif1" style:font-family-asian="'Liberation Serif'" style:font-family-generic-asian="system" style:font-pitch-asian="variable" style:font-size-asian="9.5pt" style:language-asian="hi" style:country-asian="IN" fo:hyphenate="false" fo:hyphenation-remain-char-count="2" fo:hyphenation-push-char-count="2"/>
    </style:style>
    <style:style style:name="Heading_20_1" style:display-name="Heading 1" style:family="paragraph" style:parent-style-name="Heading" style:default-outline-level="" style:class="text">
      <style:paragraph-properties fo:margin-top="0.1598in" fo:margin-bottom="0.2in" loext:contextual-spacing="false" fo:line-height="100%" fo:text-align="center" style:justify-single-word="false" fo:orphans="0" fo:widows="0" fo:hyphenation-ladder-count="no-limit" fo:keep-with-next="always" style:writing-mode="lr-tb"/>
      <style:text-properties fo:color="#333333" style:font-name="Droid Sans" fo:font-family="'Droid Sans'" style:font-family-generic="swiss" style:font-pitch="variable" fo:font-size="11pt" fo:language="en" fo:country="GB" fo:font-weight="bold" style:letter-kerning="true" style:font-name-asian="Liberation Serif1" style:font-family-asian="'Liberation Serif'" style:font-family-generic-asian="system" style:font-pitch-asian="variable" style:font-size-asian="11pt" style:language-asian="hi" style:country-asian="IN" style:font-weight-asian="bold" fo:hyphenate="false" fo:hyphenation-remain-char-count="2" fo:hyphenation-push-char-count="2"/>
    </style:style>
    <style:style style:name="Heading_20_2" style:display-name="Heading 2" style:family="paragraph" style:parent-style-name="Heading" style:default-outline-level="" style:class="text">
      <style:paragraph-properties fo:margin-top="0.1598in" fo:margin-bottom="0.0098in" loext:contextual-spacing="true" fo:line-height="115%" fo:text-align="start" style:justify-single-word="false" fo:orphans="0" fo:widows="0" fo:hyphenation-ladder-count="no-limit" fo:keep-with-next="always" style:writing-mode="lr-tb"/>
      <style:text-properties fo:font-variant="normal" fo:text-transform="none" fo:color="#000000" style:font-name="Droid Sans" fo:font-family="'Droid Sans'" style:font-family-generic="swiss" style:font-pitch="variable" fo:font-size="8pt" fo:letter-spacing="0.0071in" fo:language="en" fo:country="GB" fo:font-weight="bold" style:letter-kerning="true" style:font-name-asian="Liberation Serif1" style:font-family-asian="'Liberation Serif'" style:font-family-generic-asian="system" style:font-pitch-asian="variable" style:font-size-asian="8pt" style:language-asian="hi" style:country-asian="IN" style:font-weight-asian="bold" fo:hyphenate="false" fo:hyphenation-remain-char-count="2" fo:hyphenation-push-char-count="2"/>
    </style:style>
    <style:style style:name="Heading_20_3" style:display-name="Heading 3" style:family="paragraph" style:parent-style-name="Heading" style:default-outline-level="" style:class="text">
      <style:paragraph-properties fo:margin-top="0in" fo:margin-bottom="0.0591in" loext:contextual-spacing="true" fo:line-height="100%" fo:text-align="start" style:justify-single-word="false" fo:orphans="0" fo:widows="0" fo:hyphenation-ladder-count="no-limit" fo:keep-with-next="always" style:writing-mode="lr-tb"/>
      <style:text-properties fo:font-variant="small-caps" fo:color="#333333" style:font-name="inherit" fo:font-family="inherit" style:font-family-generic="swiss" style:font-pitch="variable" fo:font-size="9pt" fo:language="en" fo:country="GB" fo:font-style="italic" fo:font-weight="bold" style:letter-kerning="true" style:font-name-asian="Liberation Serif1" style:font-family-asian="'Liberation Serif'" style:font-family-generic-asian="system" style:font-pitch-asian="variable" style:font-size-asian="9pt" style:language-asian="hi" style:country-asian="IN" style:font-style-asian="italic" style:font-weight-asian="bold" fo:hyphenate="false" fo:hyphenation-remain-char-count="2" fo:hyphenation-push-char-count="2"/>
    </style:style>
    <style:style style:name="Heading_20_4" style:display-name="Heading 4" style:family="paragraph" style:parent-style-name="Heading" style:default-outline-level="" style:class="text">
      <style:paragraph-properties fo:margin-top="0.0953in" fo:margin-bottom="0.0953in" loext:contextual-spacing="false" fo:line-height="110%" fo:text-align="start" style:justify-single-word="false" fo:orphans="0" fo:widows="0" fo:hyphenation-ladder-count="no-limit" fo:keep-with-next="always" style:writing-mode="lr-tb"/>
      <style:text-properties fo:color="#333333" style:font-name="inherit" fo:font-family="inherit" style:font-family-generic="swiss" style:font-pitch="variable" fo:font-size="12pt" fo:language="en" fo:country="GB" fo:font-weight="bold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weight-asian="bold" fo:hyphenate="false" fo:hyphenation-remain-char-count="2" fo:hyphenation-push-char-count="2"/>
    </style:style>
    <style:style style:name="Heading_20_5" style:display-name="Heading 5" style:family="paragraph" style:parent-style-name="Heading" style:default-outline-level="" style:class="text">
      <style:paragraph-properties fo:margin-top="0.0953in" fo:margin-bottom="0.0953in" loext:contextual-spacing="false" fo:line-height="110%" fo:text-align="start" style:justify-single-word="false" fo:orphans="0" fo:widows="0" fo:hyphenation-ladder-count="no-limit" fo:keep-with-next="always" style:writing-mode="lr-tb"/>
      <style:text-properties fo:color="#333333" style:font-name="inherit" fo:font-family="inherit" style:font-family-generic="swiss" style:font-pitch="variable" fo:font-size="9.5pt" fo:language="en" fo:country="GB" fo:font-weight="bold" style:letter-kerning="true" style:font-name-asian="Liberation Serif1" style:font-family-asian="'Liberation Serif'" style:font-family-generic-asian="system" style:font-pitch-asian="variable" style:font-size-asian="9.5pt" style:language-asian="hi" style:country-asian="IN" style:font-weight-asian="bold" fo:hyphenate="false" fo:hyphenation-remain-char-count="2" fo:hyphenation-push-char-count="2"/>
    </style:style>
    <style:style style:name="Heading_20_6" style:display-name="Heading 6" style:family="paragraph" style:parent-style-name="Heading" style:default-outline-level="" style:class="text">
      <style:paragraph-properties fo:margin-top="0.0953in" fo:margin-bottom="0.0953in" loext:contextual-spacing="false" fo:line-height="110%" fo:text-align="start" style:justify-single-word="false" fo:orphans="0" fo:widows="0" fo:hyphenation-ladder-count="no-limit" fo:keep-with-next="always" style:writing-mode="lr-tb"/>
      <style:text-properties fo:color="#333333" style:font-name="inherit" fo:font-family="inherit" style:font-family-generic="swiss" style:font-pitch="variable" fo:font-size="8pt" fo:language="en" fo:country="GB" fo:font-weight="bold" style:letter-kerning="true" style:font-name-asian="Liberation Serif1" style:font-family-asian="'Liberation Serif'" style:font-family-generic-asian="system" style:font-pitch-asian="variable" style:font-size-asian="8pt" style:language-asian="hi" style:country-asian="IN" style:font-weight-asian="bold" fo:hyphenate="false" fo:hyphenation-remain-char-count="2" fo:hyphenation-push-char-count="2"/>
    </style:style>
    <style:style style:name="Horizontal_20_Line" style:display-name="Horizontal Line" style:family="paragraph" style:parent-style-name="Standard" style:default-outline-level="" style:class="html">
      <style:paragraph-properties fo:margin-top="0in" fo:margin-bottom="0.1965in" loext:contextual-spacing="false" fo:line-height="100%" fo:text-align="start" style:justify-single-word="false" fo:orphans="0" fo:widows="0" fo:hyphenation-ladder-count="no-limit" style:border-line-width-bottom="0.0035in 0.0035in 0.0035in" fo:padding="0in" fo:border-left="none" fo:border-right="none" fo:border-top="none" fo:border-bottom="0.74pt double #808080" style:writing-mode="lr-tb"/>
      <style:text-properties fo:color="#333333" style:font-name="Helvetica Neue" fo:font-family="'Helvetica Neue'" style:font-family-generic="roman" style:font-pitch="variable" fo:font-size="6pt" fo:language="en" fo:country="GB" style:letter-kerning="true" style:font-name-asian="Liberation Serif1" style:font-family-asian="'Liberation Serif'" style:font-family-generic-asian="system" style:font-pitch-asian="variable" style:font-size-asian="6pt" style:language-asian="hi" style:country-asian="IN" fo:hyphenate="false" fo:hyphenation-remain-char-count="2" fo:hyphenation-push-char-count="2"/>
    </style:style>
    <style:style style:name="Sender" style:family="paragraph" style:parent-style-name="Standard" style:default-outline-level="" style:class="extra">
      <style:paragraph-properties fo:line-height="100%" fo:text-align="start" style:justify-single-word="false" fo:orphans="0" fo:widows="0" fo:hyphenation-ladder-count="no-limit" style:writing-mode="lr-tb"/>
      <style:text-properties fo:color="#333333" style:font-name="Helvetica Neue" fo:font-family="'Helvetica Neue'" style:font-family-generic="roman" style:font-pitch="variable" fo:font-size="9.5pt" fo:language="en" fo:country="GB" fo:font-style="italic" style:letter-kerning="true" style:font-name-asian="Liberation Serif1" style:font-family-asian="'Liberation Serif'" style:font-family-generic-asian="system" style:font-pitch-asian="variable" style:font-size-asian="9.5pt" style:language-asian="hi" style:country-asian="IN" style:font-style-asian="italic" fo:hyphenate="false" fo:hyphenation-remain-char-count="2" fo:hyphenation-push-char-count="2"/>
    </style:style>
    <style:style style:name="Table_20_Contents" style:display-name="Table Contents" style:family="paragraph" style:parent-style-name="Text_20_body" style:default-outline-level="" style:class="extra">
      <style:paragraph-properties fo:margin-top="0in" fo:margin-bottom="0.1181in" loext:contextual-spacing="false" fo:line-height="100%" fo:text-align="justify" style:justify-single-word="false" fo:orphans="0" fo:widows="0" fo:hyphenation-ladder-count="no-limit" style:writing-mode="lr-tb"/>
      <style:text-properties fo:color="#333333" style:font-name="Droid Sans1" fo:font-family="'Droid Sans'" style:font-family-generic="roman" style:font-pitch="variable" fo:font-size="8pt" fo:language="en" fo:country="GB" style:letter-kerning="true" style:font-name-asian="Liberation Serif1" style:font-family-asian="'Liberation Serif'" style:font-family-generic-asian="system" style:font-pitch-asian="variable" style:font-size-asian="8pt" style:language-asian="hi" style:country-asian="IN" fo:hyphenate="false" fo:hyphenation-remain-char-count="2" fo:hyphenation-push-char-count="2"/>
    </style:style>
    <style:style style:name="Footer" style:family="paragraph" style:parent-style-name="Standard" style:default-outline-level="" style:class="extra">
      <style:paragraph-properties fo:line-height="100%" fo:text-align="start" style:justify-single-word="false" fo:orphans="0" fo:widows="0" fo:hyphenation-ladder-count="no-limit" style:writing-mode="lr-tb">
        <style:tab-stops>
          <style:tab-stop style:position="3.3457in" style:type="center"/>
          <style:tab-stop style:position="6.6925in" style:type="right"/>
        </style:tab-stops>
      </style:paragraph-properties>
      <style:text-properties fo:color="#333333" style:font-name="Helvetica Neue" fo:font-family="'Helvetica Neue'" style:font-family-generic="roman" style:font-pitch="variable" fo:font-size="9.5pt" fo:language="en" fo:country="GB" style:letter-kerning="true" style:font-name-asian="Liberation Serif1" style:font-family-asian="'Liberation Serif'" style:font-family-generic-asian="system" style:font-pitch-asian="variable" style:font-size-asian="9.5pt" style:language-asian="hi" style:country-asian="IN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fo:line-height="100%" fo:text-align="start" style:justify-single-word="false" fo:orphans="0" fo:widows="0" fo:hyphenation-ladder-count="no-limit" style:writing-mode="lr-tb">
        <style:tab-stops>
          <style:tab-stop style:position="3.3457in" style:type="center"/>
          <style:tab-stop style:position="6.6925in" style:type="right"/>
        </style:tab-stops>
      </style:paragraph-properties>
      <style:text-properties fo:color="#333333" style:font-name="Helvetica Neue" fo:font-family="'Helvetica Neue'" style:font-family-generic="roman" style:font-pitch="variable" fo:font-size="9.5pt" fo:language="en" fo:country="GB" style:letter-kerning="true" style:font-name-asian="Liberation Serif1" style:font-family-asian="'Liberation Serif'" style:font-family-generic-asian="system" style:font-pitch-asian="variable" style:font-size-asian="9.5pt" style:language-asian="hi" style:country-asian="IN" fo:hyphenate="false" fo:hyphenation-remain-char-count="2" fo:hyphenation-push-char-count="2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 fo:line-height="100%" fo:text-align="start" style:justify-single-word="false" fo:orphans="0" fo:widows="0" fo:hyphenation-ladder-count="no-limit" style:writing-mode="lr-tb"/>
      <style:text-properties fo:color="#333333" style:font-name="monospace" fo:font-family="monospace" style:font-family-generic="roman" style:font-pitch="variable" fo:font-size="10pt" fo:language="en" fo:country="GB" style:letter-kerning="true" style:font-name-asian="Liberation Serif1" style:font-family-asian="'Liberation Serif'" style:font-family-generic-asian="system" style:font-pitch-asian="variable" style:font-size-asian="10pt" style:language-asian="hi" style:country-asian="IN" fo:hyphenate="false" fo:hyphenation-remain-char-count="2" fo:hyphenation-push-char-count="2"/>
    </style:style>
    <style:style style:name="List_20_Contents" style:display-name="List Contents" style:family="paragraph" style:parent-style-name="Standard" style:default-outline-level="" style:class="html">
      <style:paragraph-properties fo:margin-left="0.3937in" fo:margin-right="0in" fo:line-height="140%" fo:text-align="start" style:justify-single-word="false" fo:orphans="0" fo:widows="0" fo:hyphenation-ladder-count="no-limit" fo:text-indent="0in" style:auto-text-indent="false" style:writing-mode="lr-tb"/>
      <style:text-properties fo:color="#333333" style:font-name="Helvetica Neue" fo:font-family="'Helvetica Neue'" style:font-family-generic="roman" style:font-pitch="variable" fo:font-size="9.5pt" fo:language="en" fo:country="GB" style:letter-kerning="true" style:font-name-asian="Liberation Serif1" style:font-family-asian="'Liberation Serif'" style:font-family-generic-asian="system" style:font-pitch-asian="variable" style:font-size-asian="9.5pt" style:language-asian="hi" style:country-asian="IN" fo:hyphenate="false" fo:hyphenation-remain-char-count="2" fo:hyphenation-push-char-count="2"/>
    </style:style>
    <style:style style:name="List_20_Heading" style:display-name="List Heading" style:family="paragraph" style:parent-style-name="Standard" style:default-outline-level="" style:class="html">
      <style:paragraph-properties fo:margin-left="0in" fo:margin-right="0in" fo:line-height="140%" fo:text-align="start" style:justify-single-word="false" fo:orphans="0" fo:widows="0" fo:hyphenation-ladder-count="no-limit" fo:text-indent="0in" style:auto-text-indent="false" style:writing-mode="lr-tb"/>
      <style:text-properties fo:color="#333333" style:font-name="Helvetica Neue" fo:font-family="'Helvetica Neue'" style:font-family-generic="roman" style:font-pitch="variable" fo:font-size="9.5pt" fo:language="en" fo:country="GB" fo:font-weight="bold" style:letter-kerning="true" style:font-name-asian="Liberation Serif1" style:font-family-asian="'Liberation Serif'" style:font-family-generic-asian="system" style:font-pitch-asian="variable" style:font-size-asian="9.5pt" style:language-asian="hi" style:country-asian="IN" style:font-weight-asian="bold" fo:hyphenate="false" fo:hyphenation-remain-char-count="2" fo:hyphenation-push-char-count="2"/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02in" loext:contextual-spacing="false" fo:line-height="100%" fo:text-align="start" style:justify-single-word="false" fo:orphans="0" fo:widows="0" fo:hyphenation-ladder-count="no-limit" fo:text-indent="0in" style:auto-text-indent="false" fo:padding-left="0.1807in" fo:padding-right="0in" fo:padding-top="0in" fo:padding-bottom="0in" fo:border-left="3.26pt solid #eeeeee" fo:border-right="none" fo:border-top="none" fo:border-bottom="none" style:writing-mode="lr-tb"/>
      <style:text-properties fo:color="#333333" style:font-name="Helvetica Neue" fo:font-family="'Helvetica Neue'" style:font-family-generic="roman" style:font-pitch="variable" fo:font-size="11.5pt" fo:language="en" fo:country="GB" style:letter-kerning="true" style:font-name-asian="Liberation Serif1" style:font-family-asian="'Liberation Serif'" style:font-family-generic-asian="system" style:font-pitch-asian="variable" style:font-size-asian="11.5pt" style:language-asian="hi" style:country-asian="IN" fo:hyphenate="false" fo:hyphenation-remain-char-count="2" fo:hyphenation-push-char-count="2"/>
    </style:style>
    <style:style style:name="Quotations.pull-right" style:family="paragraph" style:parent-style-name="Quotations" style:default-outline-level="">
      <style:paragraph-properties fo:margin-left="0.3937in" fo:margin-right="0.3937in" fo:margin-top="0in" fo:margin-bottom="0.1902in" loext:contextual-spacing="false" fo:line-height="100%" fo:text-align="end" style:justify-single-word="false" fo:orphans="0" fo:widows="0" fo:hyphenation-ladder-count="no-limit" fo:text-indent="0in" style:auto-text-indent="false" fo:padding-left="0.1807in" fo:padding-right="0.139in" fo:padding-top="0in" fo:padding-bottom="0in" fo:border-left="3.26pt solid #eeeeee" fo:border-right="3.26pt solid #eeeeee" fo:border-top="none" fo:border-bottom="none" style:writing-mode="lr-tb"/>
      <style:text-properties fo:color="#333333" style:font-name="Helvetica Neue" fo:font-family="'Helvetica Neue'" style:font-family-generic="roman" style:font-pitch="variable" fo:font-size="11.5pt" fo:language="en" fo:country="GB" style:letter-kerning="true" style:font-name-asian="Liberation Serif1" style:font-family-asian="'Liberation Serif'" style:font-family-generic-asian="system" style:font-pitch-asian="variable" style:font-size-asian="11.5pt" style:language-asian="hi" style:country-asian="IN" fo:hyphenate="false" fo:hyphenation-remain-char-count="2" fo:hyphenation-push-char-count="2"/>
    </style:style>
    <style:style style:name="Table_20_Heading" style:display-name="Table Heading" style:family="paragraph" style:parent-style-name="Table_20_Contents" style:default-outline-level="" style:class="extra">
      <style:paragraph-properties fo:margin-top="0in" fo:margin-bottom="0.1181in" loext:contextual-spacing="false" fo:line-height="100%" fo:text-align="center" style:justify-single-word="false" fo:orphans="0" fo:widows="0" fo:hyphenation-ladder-count="no-limit" style:writing-mode="lr-tb"/>
      <style:text-properties fo:color="#333333" style:font-name="Droid Sans1" fo:font-family="'Droid Sans'" style:font-family-generic="roman" style:font-pitch="variable" fo:font-size="8pt" fo:language="en" fo:country="GB" fo:font-weight="bold" style:letter-kerning="true" style:font-name-asian="Liberation Serif1" style:font-family-asian="'Liberation Serif'" style:font-family-generic-asian="system" style:font-pitch-asian="variable" style:font-size-asian="8pt" style:language-asian="hi" style:country-asian="IN" style:font-weight-asian="bold" fo:hyphenate="false" fo:hyphenation-remain-char-count="2" fo:hyphenation-push-char-count="2"/>
    </style:style>
    <style:style style:name="Title" style:family="paragraph" style:parent-style-name="Heading" style:default-outline-level="" style:class="chapter">
      <style:paragraph-properties fo:margin-top="0.1654in" fo:margin-bottom="0in" loext:contextual-spacing="false" fo:line-height="100%" fo:text-align="center" style:justify-single-word="false" fo:orphans="0" fo:widows="0" fo:hyphenation-ladder-count="no-limit" fo:keep-with-next="always" style:writing-mode="lr-tb"/>
      <style:text-properties fo:color="#333333" style:font-name="Albany" fo:font-family="Albany" style:font-family-generic="roman" style:font-pitch="variable" fo:font-size="28pt" fo:language="en" fo:country="GB" fo:font-weight="bold" style:letter-kerning="true" style:font-name-asian="Liberation Serif1" style:font-family-asian="'Liberation Serif'" style:font-family-generic-asian="system" style:font-pitch-asian="variable" style:font-size-asian="28pt" style:language-asian="hi" style:country-asian="IN" style:font-weight-asian="bold" fo:hyphenate="false" fo:hyphenation-remain-char-count="2" fo:hyphenation-push-char-count="2"/>
    </style:style>
    <style:style style:name="Subtitle" style:family="paragraph" style:parent-style-name="Text_20_body" style:default-outline-level="" style:class="chapter">
      <style:paragraph-properties fo:margin-top="0in" fo:margin-bottom="0.1965in" loext:contextual-spacing="false" fo:line-height="100%" fo:text-align="center" style:justify-single-word="false" fo:orphans="0" fo:widows="0" fo:hyphenation-ladder-count="no-limit" style:writing-mode="lr-tb"/>
      <style:text-properties fo:color="#333333" style:font-name="Droid Sans1" fo:font-family="'Droid Sans'" style:font-family-generic="roman" style:font-pitch="variable" fo:font-size="8.5pt" fo:language="en" fo:country="GB" style:letter-kerning="true" style:font-name-asian="Liberation Serif1" style:font-family-asian="'Liberation Serif'" style:font-family-generic-asian="system" style:font-pitch-asian="variable" style:font-size-asian="8.5pt" style:language-asian="hi" style:country-asian="IN" fo:hyphenate="false" fo:hyphenation-remain-char-count="2" fo:hyphenation-push-char-count="2"/>
    </style:style>
    <style:style style:name="Endnote" style:family="paragraph" style:parent-style-name="Standard" style:default-outline-level="" style:class="extra">
      <style:paragraph-properties fo:margin-left="0.2354in" fo:margin-right="0in" fo:line-height="100%" fo:text-align="start" style:justify-single-word="false" fo:orphans="0" fo:widows="0" fo:hyphenation-ladder-count="no-limit" fo:text-indent="-0.2354in" style:auto-text-indent="false" style:writing-mode="lr-tb"/>
      <style:text-properties fo:color="#333333" style:font-name="Helvetica Neue" fo:font-family="'Helvetica Neue'" style:font-family-generic="roman" style:font-pitch="variable" fo:font-size="10pt" fo:language="en" fo:country="GB" style:letter-kerning="true" style:font-name-asian="Liberation Serif1" style:font-family-asian="'Liberation Serif'" style:font-family-generic-asian="system" style:font-pitch-asian="variable" style:font-size-asian="10pt" style:language-asian="hi" style:country-asian="IN" fo:hyphenate="false" fo:hyphenation-remain-char-count="2" fo:hyphenation-push-char-count="2"/>
    </style:style>
    <style:style style:name="Snippet" style:family="paragraph" style:parent-style-name="Text_20_body" style:default-outline-level="">
      <style:paragraph-properties fo:margin-left="0.7874in" fo:margin-right="0.7874in" fo:margin-top="0in" fo:margin-bottom="0.0398in" loext:contextual-spacing="false" fo:line-height="100%" fo:text-align="center" style:justify-single-word="false" fo:orphans="0" fo:widows="0" fo:hyphenation-ladder-count="no-limit" fo:text-indent="0in" style:auto-text-indent="false" fo:padding-left="0in" fo:padding-right="0in" fo:padding-top="0.0693in" fo:padding-bottom="0.0693in" fo:border-left="none" fo:border-right="none" fo:border-top="0.74pt solid #b2b2b2" fo:border-bottom="0.74pt solid #b2b2b2" style:writing-mode="lr-tb"/>
      <style:text-properties fo:color="#333333" style:font-name="inherit1" fo:font-family="inherit" style:font-family-generic="roman" style:font-pitch="variable" fo:font-size="7pt" fo:language="en" fo:country="GB" fo:font-style="italic" fo:font-weight="normal" style:letter-kerning="true" style:font-name-asian="Liberation Serif1" style:font-family-asian="'Liberation Serif'" style:font-family-generic-asian="system" style:font-pitch-asian="variable" style:font-size-asian="7pt" style:language-asian="hi" style:country-asian="IN" style:font-style-asian="italic" style:font-weight-asian="normal" fo:hyphenate="false" fo:hyphenation-remain-char-count="2" fo:hyphenation-push-char-count="2"/>
    </style:style>
    <style:style style:name="Marginalia" style:family="paragraph" style:parent-style-name="Text_20_body" style:default-outline-level="" style:class="text">
      <style:paragraph-properties fo:margin-left="1.5752in" fo:margin-right="0in" fo:margin-top="0in" fo:margin-bottom="0.1181in" loext:contextual-spacing="false" fo:line-height="100%" fo:text-align="justify" style:justify-single-word="false" fo:orphans="0" fo:widows="0" fo:hyphenation-ladder-count="no-limit" fo:text-indent="0in" style:auto-text-indent="false" style:writing-mode="lr-tb"/>
      <style:text-properties fo:color="#333333" style:font-name="Droid Sans1" fo:font-family="'Droid Sans'" style:font-family-generic="roman" style:font-pitch="variable" fo:font-size="8pt" fo:language="en" fo:country="GB" style:letter-kerning="true" style:font-name-asian="Liberation Serif1" style:font-family-asian="'Liberation Serif'" style:font-family-generic-asian="system" style:font-pitch-asian="variable" style:font-size-asian="8pt" style:language-asian="hi" style:country-asian="IN" fo:hyphenate="false" fo:hyphenation-remain-char-count="2" fo:hyphenation-push-char-count="2"/>
    </style:style>
    <style:style style:name="Tiny" style:family="paragraph" style:parent-style-name="Text_20_body" style:default-outline-level="">
      <style:paragraph-properties fo:margin-top="0in" fo:margin-bottom="0.1181in" loext:contextual-spacing="false" fo:line-height="100%" fo:text-align="center" style:justify-single-word="false" fo:orphans="0" fo:widows="0" fo:hyphenation-ladder-count="no-limit" style:writing-mode="lr-tb"/>
      <style:text-properties fo:color="#333333" style:font-name="Droid Sans1" fo:font-family="'Droid Sans'" style:font-family-generic="roman" style:font-pitch="variable" fo:font-size="7pt" fo:language="en" fo:country="GB" style:letter-kerning="true" style:font-name-asian="Liberation Serif1" style:font-family-asian="'Liberation Serif'" style:font-family-generic-asian="system" style:font-pitch-asian="variable" style:font-size-asian="7pt" style:language-asian="hi" style:country-asian="IN" fo:hyphenate="false" fo:hyphenation-remain-char-count="2" fo:hyphenation-push-char-count="2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337ab7" style:text-line-through-style="none" style:text-line-through-type="none" style:text-underline-style="none" style:text-blinking="false"/>
    </style:style>
    <style:style style:name="Strong_20_Emphasis" style:display-name="Strong Emphasis" style:family="text">
      <style:text-properties fo:font-weight="bold" style:font-weight-asian="bold"/>
    </style:style>
    <style:style style:name="Definition" style:family="text">
      <style:text-properties fo:font-style="italic" style:font-style-asian="italic"/>
    </style:style>
    <style:style style:name="Source_20_Text" style:display-name="Source Text" style:family="text">
      <style:text-properties style:font-name="monospace" fo:font-family="monospace" style:font-family-generic="roman" style:font-pitch="variable" style:font-name-asian="monospace1" style:font-family-asian="monospace" style:font-family-generic-asian="system" style:font-pitch-asian="variable"/>
    </style:style>
    <style:style style:name="User_20_Entry" style:display-name="User Entry" style:family="text">
      <style:text-properties style:font-name="monospace" fo:font-family="monospace" style:font-family-generic="roman" style:font-pitch="variable" style:font-name-asian="monospace1" style:font-family-asian="monospace" style:font-family-generic-asian="system" style:font-pitch-asian="variable"/>
    </style:style>
    <style:style style:name="Example" style:family="text">
      <style:text-properties style:font-name="monospace" fo:font-family="monospace" style:font-family-generic="roman" style:font-pitch="variable" style:font-name-asian="monospace1" style:font-family-asian="monospace" style:font-family-generic-asian="system" style:font-pitch-asian="variable"/>
    </style:style>
    <style:style style:name="Visited_20_Internet_20_Link" style:display-name="Visited Internet Link" style:family="text">
      <style:text-properties fo:color="#337ab7" style:text-line-through-style="none" style:text-line-through-type="none" fo:language="zxx" fo:country="none" style:text-underline-style="none" style:text-blinking="false" style:language-asian="zxx" style:country-asian="none"/>
    </style:style>
    <style:style style:name="Emphasis" style:family="text">
      <style:text-properties fo:font-style="italic" style:font-style-asian="italic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/>
    </style:style>
    <style:style style:name="ListLabel_20_1" style:display-name="ListLabel 1" style:family="text">
      <style:text-properties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-asian="OpenSymbol2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2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2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2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2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2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-asian="OpenSymbol2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-asian="OpenSymbol2" style:font-family-asian="OpenSymbol" style:font-family-generic-asian="system" style:font-pitch-asian="variable"/>
    </style:style>
    <style:style style:name="ListLabel_20_18" style:display-name="ListLabel 18" style:family="text">
      <style:text-properties style:font-name-asian="OpenSymbol2" style:font-family-asian="OpenSymbol" style:font-family-generic-asian="system" style:font-pitch-asian="variable"/>
    </style:style>
    <style:style style:name="ListLabel_20_19" style:display-name="ListLabel 19" style:family="text">
      <style:text-properties style:font-name-asian="OpenSymbol2" style:font-family-asian="OpenSymbol" style:font-family-generic-asian="system" style:font-pitch-asian="variable"/>
    </style:style>
    <style:style style:name="ListLabel_20_20" style:display-name="ListLabel 20" style:family="text">
      <style:text-properties style:font-name-asian="OpenSymbol2" style:font-family-asian="OpenSymbol" style:font-family-generic-asian="system" style:font-pitch-asian="variable"/>
    </style:style>
    <style:style style:name="ListLabel_20_21" style:display-name="ListLabel 21" style:family="text">
      <style:text-properties style:font-name-asian="OpenSymbol2" style:font-family-asian="OpenSymbol" style:font-family-generic-asian="system" style:font-pitch-asian="variable"/>
    </style:style>
    <style:style style:name="ListLabel_20_22" style:display-name="ListLabel 22" style:family="text">
      <style:text-properties style:font-name-asian="OpenSymbol2" style:font-family-asian="OpenSymbol" style:font-family-generic-asian="system" style:font-pitch-asian="variable"/>
    </style:style>
    <style:style style:name="ListLabel_20_23" style:display-name="ListLabel 23" style:family="text">
      <style:text-properties style:font-name-asian="OpenSymbol2" style:font-family-asian="OpenSymbol" style:font-family-generic-asian="system" style:font-pitch-asian="variable"/>
    </style:style>
    <style:style style:name="ListLabel_20_24" style:display-name="ListLabel 24" style:family="text">
      <style:text-properties style:font-name-asian="OpenSymbol2" style:font-family-asian="OpenSymbol" style:font-family-generic-asian="system" style:font-pitch-asian="variable"/>
    </style:style>
    <style:style style:name="ListLabel_20_25" style:display-name="ListLabel 25" style:family="text">
      <style:text-properties style:font-name-asian="OpenSymbol2" style:font-family-asian="OpenSymbol" style:font-family-generic-asian="system" style:font-pitch-asian="variable"/>
    </style:style>
    <style:style style:name="ListLabel_20_26" style:display-name="ListLabel 26" style:family="text">
      <style:text-properties style:font-name-asian="OpenSymbol2" style:font-family-asian="OpenSymbol" style:font-family-generic-asian="system" style:font-pitch-asian="variable"/>
    </style:style>
    <style:style style:name="ListLabel_20_27" style:display-name="ListLabel 27" style:family="text">
      <style:text-properties style:font-name-asian="OpenSymbol2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0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0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0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0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0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0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0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0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0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0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0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0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0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0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0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0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0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0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0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0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0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0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0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0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layout-grid-color="#c0c0c0" style:layout-grid-lines="27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liver Diamond</dc:title>
    <meta:initial-creator>O </meta:initial-creator>
    <dc:date>2017-09-15T10:15:20.604198407</dc:date>
    <meta:editing-duration>PT9M57S</meta:editing-duration>
    <meta:editing-cycles>6</meta:editing-cycles>
    <meta:generator>LibreOffice/5.3.1.2$Linux_X86_64 LibreOffice_project/30m0$Build-2</meta:generator>
    <meta:document-statistic meta:table-count="1" meta:image-count="0" meta:object-count="0" meta:page-count="2" meta:paragraph-count="77" meta:word-count="1225" meta:character-count="7954" meta:non-whitespace-character-count="6816"/>
  </office:meta>
</office:document-meta>
</file>